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0">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Vamos a diseñar <text:span text:style-name="Strong_20_Emphasis">una estructura sólida, clara y útil</text:span> para desarrollar un capítulo de ~1500 palabras sobre <text:span text:style-name="Emphasis">los individuos</text:span>, desde una perspectiva estrictamente biológica y observable, pero ya orientada —sin decirlo explícitamente— hacia el modelo lógico que presentarás más adelante.</text:p>
      <text:p text:style-name="Text_20_body">Tu lista inicial es excelente. La amplío con algunos temas adicionales que aportan valor conceptual sin adelantar nada del modelo lógico, pero que preparan al lector para entenderlo cuando llegue el momento.</text:p>
      <text:p text:style-name="Text_20_body">Aquí tienes una <text:span text:style-name="Strong_20_Emphasis">estructura refinada</text:span>, completa y coherente.</text:p>
      <text:p text:style-name="Horizontal_20_Line"/>
      <text:h text:style-name="Heading_20_1" text:outline-level="1">🌱 <text:span text:style-name="Strong_20_Emphasis">Propuesta de estructura para el capítulo “Los individuos”</text:span></text:h>
      <text:h text:style-name="Heading_20_2" text:outline-level="2"><text:span text:style-name="Strong_20_Emphasis">1. Qué significa la palabra individuo</text:span></text:h>
      <text:list xml:id="list1252160555" text:style-name="L1">
        <text:list-item>
          <text:p text:style-name="P2">Etimología: “individuo” como “lo indivisible”, lo que no puede fragmentarse sin dejar de ser lo que es. </text:p>
        </text:list-item>
        <text:list-item>
          <text:p text:style-name="P2">Uso cotidiano: persona, animal, planta, organismo. </text:p>
        </text:list-item>
        <text:list-item>
          <text:p text:style-name="P1">La idea de unidad separada dentro de un conjunto. </text:p>
        </text:list-item>
      </text:list>
      <text:h text:style-name="Heading_20_2" text:outline-level="2"><text:span text:style-name="Strong_20_Emphasis">2. Qué entendemos por individuo</text:span></text:h>
      <text:list xml:id="list4041057799" text:style-name="L2">
        <text:list-item>
          <text:p text:style-name="P4">Un ser vivo concreto, delimitado, reconocible. </text:p>
        </text:list-item>
        <text:list-item>
          <text:p text:style-name="P4">Un cuerpo que sostiene su propio proceso vital. </text:p>
        </text:list-item>
        <text:list-item>
          <text:p text:style-name="P4">Una entidad que nace, crece, actúa y muere. </text:p>
        </text:list-item>
        <text:list-item>
          <text:p text:style-name="P3">La vida hecha forma, visible y tangible. </text:p>
        </text:list-item>
      </text:list>
      <text:h text:style-name="Heading_20_2" text:outline-level="2"><text:span text:style-name="Strong_20_Emphasis">3. Cómo lo define la biología</text:span></text:h>
      <text:list xml:id="list4068203922" text:style-name="L3">
        <text:list-item>
          <text:p text:style-name="P6">El individuo como <text:span text:style-name="Strong_20_Emphasis">organismo</text:span>: unidad funcional de la vida. </text:p>
        </text:list-item>
        <text:list-item>
          <text:p text:style-name="P6">Capaz de mantener su organización interna. </text:p>
        </text:list-item>
        <text:list-item>
          <text:p text:style-name="P6">Capaz de intercambiar energía y materia con el entorno. </text:p>
        </text:list-item>
        <text:list-item>
          <text:p text:style-name="P6">Capaz de reproducirse (directa o indirectamente). </text:p>
        </text:list-item>
        <text:list-item>
          <text:p text:style-name="P6">Capaz de responder a estímulos. </text:p>
        </text:list-item>
        <text:list-item>
          <text:p text:style-name="P5">Capaz de sostener un ciclo vital completo. </text:p>
        </text:list-item>
      </text:list>
      <text:h text:style-name="Heading_20_2" text:outline-level="2"><text:span text:style-name="Strong_20_Emphasis">4. Características útiles para el enfoque del libro</text:span></text:h>
      <text:p text:style-name="Text_20_body"><text:span text:style-name="Emphasis">(Aquí preparamos el terreno para tu modelo sin mencionarlo aún)</text:span></text:p>
      <text:list xml:id="list3893687838" text:style-name="L4">
        <text:list-item>
          <text:p text:style-name="P8">Un individuo es una <text:span text:style-name="Strong_20_Emphasis">unidad autónoma</text:span>, pero no aislada. </text:p>
        </text:list-item>
        <text:list-item>
          <text:p text:style-name="P8">Tiene límites físicos claros (membrana, piel, corteza). </text:p>
        </text:list-item>
        <text:list-item>
          <text:p text:style-name="P8"><text:soft-page-break/>Mantiene un equilibrio interno (homeostasis). </text:p>
        </text:list-item>
        <text:list-item>
          <text:p text:style-name="P8">Es portador temporal de información heredada. </text:p>
        </text:list-item>
        <text:list-item>
          <text:p text:style-name="P8">Es un nodo dentro de una red mayor (ecosistema, especie, linaje). </text:p>
        </text:list-item>
        <text:list-item>
          <text:p text:style-name="P7">Es efímero, pero participa en un proceso continuo. </text:p>
        </text:list-item>
      </text:list>
      <text:p text:style-name="Horizontal_20_Line"/>
      <text:h text:style-name="Heading_20_1" text:outline-level="1">🔬 <text:span text:style-name="Strong_20_Emphasis">5. Una molécula que se reproduce es un individuo</text:span></text:h>
      <text:list xml:id="list212231094" text:style-name="L5">
        <text:list-item>
          <text:p text:style-name="P10">Desde la biología molecular: el primer individuo fue una molécula capaz de replicarse. </text:p>
        </text:list-item>
        <text:list-item>
          <text:p text:style-name="P10">Un individuo no necesita ser complejo: basta con que sostenga su propia continuidad. </text:p>
        </text:list-item>
        <text:list-item>
          <text:p text:style-name="P10">La célula como descendiente directa de ese primer individuo molecular. </text:p>
        </text:list-item>
        <text:list-item>
          <text:p text:style-name="P9">La idea de que la vida empieza en lo pequeño, no en lo visible. </text:p>
        </text:list-item>
      </text:list>
      <text:p text:style-name="Horizontal_20_Line"/>
      <text:h text:style-name="Heading_20_1" text:outline-level="1">🌿 <text:span text:style-name="Strong_20_Emphasis">6. Todos los individuos son diferentes</text:span></text:h>
      <text:list xml:id="list2111833472" text:style-name="L6">
        <text:list-item>
          <text:p text:style-name="P12">Variación genética: cada organismo tiene una combinación única de información. </text:p>
        </text:list-item>
        <text:list-item>
          <text:p text:style-name="P12">Variación fenotípica: cada organismo vive condiciones distintas. </text:p>
        </text:list-item>
        <text:list-item>
          <text:p text:style-name="P12">La diversidad como consecuencia natural de la reproducción. </text:p>
        </text:list-item>
        <text:list-item>
          <text:p text:style-name="P11">La diferencia como motor de la evolución. </text:p>
        </text:list-item>
      </text:list>
      <text:p text:style-name="Horizontal_20_Line"/>
      <text:h text:style-name="Heading_20_1" text:outline-level="1">🌍 <text:span text:style-name="Strong_20_Emphasis">7. Todos los individuos son iguales funcionalmente</text:span></text:h>
      <text:list xml:id="list3351303457" text:style-name="L7">
        <text:list-item>
          <text:p text:style-name="P14">Aunque diferentes en forma, todos cumplen las mismas funciones básicas: </text:p>
          <text:list>
            <text:list-item>
              <text:p text:style-name="P14">mantener su organización, </text:p>
            </text:list-item>
            <text:list-item>
              <text:p text:style-name="P14">obtener energía, </text:p>
            </text:list-item>
            <text:list-item>
              <text:p text:style-name="P14">crecer, </text:p>
            </text:list-item>
            <text:list-item>
              <text:p text:style-name="P14">responder al entorno, </text:p>
            </text:list-item>
            <text:list-item>
              <text:p text:style-name="P14">reproducirse. </text:p>
            </text:list-item>
          </text:list>
        </text:list-item>
        <text:list-item>
          <text:p text:style-name="P14">La unidad funcional de la vida es universal. </text:p>
        </text:list-item>
        <text:list-item>
          <text:p text:style-name="P13">La vida se expresa en formas distintas, pero opera con la misma lógica biológica. </text:p>
        </text:list-item>
      </text:list>
      <text:p text:style-name="Horizontal_20_Line"/>
      <text:h text:style-name="Heading_20_1" text:outline-level="1"><text:soft-page-break/>🌱 <text:span text:style-name="Strong_20_Emphasis">8. La vida está formada por individuos</text:span></text:h>
      <text:list xml:id="list2078470335" text:style-name="L8">
        <text:list-item>
          <text:p text:style-name="P16">La biosfera como un mosaico de organismos. </text:p>
        </text:list-item>
        <text:list-item>
          <text:p text:style-name="P16">La vida no es una sustancia, sino una multitud de seres vivos. </text:p>
        </text:list-item>
        <text:list-item>
          <text:p text:style-name="P16">La continuidad de la vida depende de la suma de individuos. </text:p>
        </text:list-item>
        <text:list-item>
          <text:p text:style-name="P15">Los individuos son los ladrillos con los que la vida construye su historia. </text:p>
        </text:list-item>
      </text:list>
      <text:p text:style-name="Horizontal_20_Line"/>
      <text:h text:style-name="Heading_20_1" text:outline-level="1">🔁 <text:span text:style-name="Strong_20_Emphasis">9. Un individuo es la vida</text:span></text:h>
      <text:list xml:id="list999243024" text:style-name="L9">
        <text:list-item>
          <text:p text:style-name="P18">Cada individuo encarna el proceso vital completo. </text:p>
        </text:list-item>
        <text:list-item>
          <text:p text:style-name="P18">La vida no está “fuera” del individuo: está en él. </text:p>
        </text:list-item>
        <text:list-item>
          <text:p text:style-name="P18">La vida no es una abstracción: es un organismo concreto. </text:p>
        </text:list-item>
        <text:list-item>
          <text:p text:style-name="P17">Cada individuo es una manifestación temporal de un proceso continuo. </text:p>
        </text:list-item>
      </text:list>
      <text:p text:style-name="Horizontal_20_Line"/>
      <text:h text:style-name="Heading_20_1" text:outline-level="1">🌐 <text:span text:style-name="Strong_20_Emphasis">10. Individuo, población y especie (tema opcional pero muy útil)</text:span></text:h>
      <text:p text:style-name="Text_20_body"><text:span text:style-name="Emphasis">(Este bloque aporta claridad sin adelantar nada lógico)</text:span></text:p>
      <text:list xml:id="list4040561965" text:style-name="L10">
        <text:list-item>
          <text:p text:style-name="P20">Diferencia entre individuo y población. </text:p>
        </text:list-item>
        <text:list-item>
          <text:p text:style-name="P20">Cómo los individuos forman grupos que comparten información. </text:p>
        </text:list-item>
        <text:list-item>
          <text:p text:style-name="P20">Cómo la reproducción conecta individuos dentro de un linaje. </text:p>
        </text:list-item>
        <text:list-item>
          <text:p text:style-name="P19">Cómo la biología entiende la continuidad a través de generaciones. </text:p>
        </text:list-item>
      </text:list>
      <text:p text:style-name="Horizontal_20_Line"/>
      <text:h text:style-name="Heading_20_1" text:outline-level="1">🧬 <text:span text:style-name="Strong_20_Emphasis">11. El individuo como portador de información</text:span></text:h>
      <text:p text:style-name="Text_20_body"><text:span text:style-name="Emphasis">(Este punto es clave para preparar el modelo lógico sin mencionarlo)</text:span></text:p>
      <text:list xml:id="list988324815" text:style-name="L11">
        <text:list-item>
          <text:p text:style-name="P22">Cada individuo contiene una copia del ADN. </text:p>
        </text:list-item>
        <text:list-item>
          <text:p text:style-name="P22">El ADN es la memoria heredada del linaje. </text:p>
        </text:list-item>
        <text:list-item>
          <text:p text:style-name="P22">El individuo es el soporte material de esa memoria. </text:p>
        </text:list-item>
        <text:list-item>
          <text:p text:style-name="P21">La vida se transmite a través de individuos, no a través de abstracciones. </text:p>
        </text:list-item>
      </text:list>
      <text:p text:style-name="Horizontal_20_Line"/>
      <text:h text:style-name="Heading_20_1" text:outline-level="1"><text:soft-page-break/>🔄 <text:span text:style-name="Strong_20_Emphasis">12. El individuo como ciclo</text:span></text:h>
      <text:list xml:id="list2866535360" text:style-name="L12">
        <text:list-item>
          <text:p text:style-name="P24">Nacimiento, crecimiento, madurez, reproducción, muerte. </text:p>
        </text:list-item>
        <text:list-item>
          <text:p text:style-name="P24">El ciclo vital como estructura universal. </text:p>
        </text:list-item>
        <text:list-item>
          <text:p text:style-name="P24">La muerte del individuo no detiene la vida: la vida continúa en otros. </text:p>
        </text:list-item>
        <text:list-item>
          <text:p text:style-name="P23">El individuo es temporal; la vida es permanente. </text:p>
        </text:list-item>
      </text:list>
      <text:p text:style-name="Horizontal_20_Line"/>
      <text:h text:style-name="Heading_20_1" text:outline-level="1">🌾 <text:span text:style-name="Strong_20_Emphasis">13. Individuos simples e individuos complejos</text:span></text:h>
      <text:list xml:id="list3835972214" text:style-name="L13">
        <text:list-item>
          <text:p text:style-name="P26">Desde bacterias hasta organismos multicelulares. </text:p>
        </text:list-item>
        <text:list-item>
          <text:p text:style-name="P26">La complejidad no cambia la condición de individuo. </text:p>
        </text:list-item>
        <text:list-item>
          <text:p text:style-name="P25">La vida se organiza en niveles, pero la unidad sigue siendo el organismo. </text:p>
        </text:list-item>
      </text:list>
      <text:p text:style-name="Horizontal_20_Line"/>
      <text:h text:style-name="Heading_20_1" text:outline-level="1">🌟 <text:span text:style-name="Strong_20_Emphasis">14. El individuo como expresión visible de la vida</text:span></text:h>
      <text:list xml:id="list1170235919" text:style-name="L14">
        <text:list-item>
          <text:p text:style-name="P28">Lo que vemos cuando miramos la naturaleza son individuos. </text:p>
        </text:list-item>
        <text:list-item>
          <text:p text:style-name="P28">La vida se hace visible a través de ellos. </text:p>
        </text:list-item>
        <text:list-item>
          <text:p text:style-name="P27">Cada individuo es una forma concreta que la vida adopta en un momento y lugar. </text:p>
        </text:list-item>
      </text:list>
      <text:p text:style-name="Horizontal_20_Line"/>
      <text:h text:style-name="Heading_20_1" text:outline-level="1">🧩 <text:span text:style-name="Strong_20_Emphasis">15. Temas adicionales que aportan valor sin adelantar el modelo lógico</text:span></text:h>
      <text:h text:style-name="Heading_20_3" text:outline-level="3"><text:span text:style-name="Strong_20_Emphasis">a) Individuo y frontera</text:span></text:h>
      <text:list xml:id="list3806725745" text:style-name="L15">
        <text:list-item>
          <text:p text:style-name="P30">La membrana o piel como límite funcional. </text:p>
        </text:list-item>
        <text:list-item>
          <text:p text:style-name="P29">La frontera define al individuo, pero también lo conecta con el entorno. </text:p>
        </text:list-item>
      </text:list>
      <text:h text:style-name="Heading_20_3" text:outline-level="3"><text:span text:style-name="Strong_20_Emphasis">b) Individuo y autonomía</text:span></text:h>
      <text:list xml:id="list704536499" text:style-name="L16">
        <text:list-item>
          <text:p text:style-name="P32">Cada organismo sostiene su propio proceso vital. </text:p>
        </text:list-item>
        <text:list-item>
          <text:p text:style-name="P31">La autonomía no implica aislamiento: implica autoorganización. </text:p>
        </text:list-item>
      </text:list>
      <text:h text:style-name="Heading_20_3" text:outline-level="3"><text:span text:style-name="Strong_20_Emphasis">c) Individuo y continuidad</text:span></text:h>
      <text:list xml:id="list496930096" text:style-name="L17">
        <text:list-item>
          <text:p text:style-name="P34">El individuo es un puente entre pasado y futuro. </text:p>
        </text:list-item>
        <text:list-item>
          <text:p text:style-name="P33"><text:soft-page-break/>La vida fluye a través de individuos sucesivos. </text:p>
        </text:list-item>
      </text:list>
      <text:h text:style-name="Heading_20_3" text:outline-level="3"><text:span text:style-name="Strong_20_Emphasis">d) Individuo y diversidad</text:span></text:h>
      <text:list xml:id="list214347427" text:style-name="L18">
        <text:list-item>
          <text:p text:style-name="P36">La diversidad de individuos es la base de la adaptación. </text:p>
        </text:list-item>
        <text:list-item>
          <text:p text:style-name="P35">La variación individual es la materia prima de la evolución. </text:p>
        </text:list-item>
      </text:list>
      <text:p text:style-name="Horizontal_20_Line"/>
      <text:h text:style-name="Heading_20_1" text:outline-level="1">⭐ <text:span text:style-name="Strong_20_Emphasis">Resultado: una estructura completa, rica y coherente</text:span></text:h>
      <text:p text:style-name="Text_20_body">Con esta estructura podemos escribir un capítulo de 1500 palabras que:</text:p>
      <text:list xml:id="list1472240150" text:style-name="L19">
        <text:list-item>
          <text:p text:style-name="P38">es biológico, </text:p>
        </text:list-item>
        <text:list-item>
          <text:p text:style-name="P38">es observable, </text:p>
        </text:list-item>
        <text:list-item>
          <text:p text:style-name="P38">es accesible, </text:p>
        </text:list-item>
        <text:list-item>
          <text:p text:style-name="P38">es riguroso, </text:p>
        </text:list-item>
        <text:list-item>
          <text:p text:style-name="P38">aporta valor conceptual, </text:p>
        </text:list-item>
        <text:list-item>
          <text:p text:style-name="P38">prepara al lector para el modelo lógico sin mencionarlo, </text:p>
        </text:list-item>
        <text:list-item>
          <text:p text:style-name="P37">y mantiene el tono reflexivo que estás construyendo. </text:p>
        </text:list-item>
      </text:list>
      <text:p text:style-name="Horizontal_20_Line"/>
      <text:p text:style-name="Text_20_body">Si quieres, puedo ahora:</text:p>
      <text:list xml:id="list3360936074" text:style-name="L20">
        <text:list-item>
          <text:p text:style-name="P40"><text:span text:style-name="Strong_20_Emphasis">escribir el capítulo completo</text:span>, </text:p>
        </text:list-item>
        <text:list-item>
          <text:p text:style-name="P40">o <text:span text:style-name="Strong_20_Emphasis">refinar aún más la estructura</text:span>, </text:p>
        </text:list-item>
        <text:list-item>
          <text:p text:style-name="P39">o <text:span text:style-name="Strong_20_Emphasis">empezar a desarrollar cada sección una por una</text:span>. </text:p>
        </text:list-item>
      </text:list>
      <text:p text:style-name="Text_20_body">Tú decides el siguiente pa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8T10:59:26.357000000</meta:creation-date>
    <dc:date>2026-01-28T11:01:59.152000000</dc:date>
    <meta:editing-duration>PT2M32S</meta:editing-duration>
    <meta:editing-cycles>1</meta:editing-cycles>
    <meta:document-statistic meta:table-count="0" meta:image-count="0" meta:object-count="0" meta:page-count="5" meta:paragraph-count="109" meta:word-count="992" meta:character-count="5885" meta:non-whitespace-character-count="5002"/>
    <meta:generator>LibreOffice/7.3.5.2$Windows_X86_64 LibreOffice_project/184fe81b8c8c30d8b5082578aee2fed2ea847c01</meta:generator>
  </office:meta>
</office:document-meta>
</file>